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Footnote">
      <style:text-properties fo:font-weight="normal" style:font-weight-asian="normal" style:font-weight-complex="normal"/>
    </style:style>
    <style:style style:name="P5" style:family="paragraph" style:parent-style-name="Standard" style:list-style-name="L1"/>
    <style:style style:name="P6" style:family="paragraph" style:parent-style-name="Standard" style:list-style-name="L2"/>
    <style:style style:name="P7" style:family="paragraph" style:parent-style-name="Standard">
      <style:text-properties fo:font-weight="normal" style:font-weight-asian="normal" style:font-weight-complex="normal"/>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style:use-window-font-color="true" style:text-outline="false" style:text-line-through-style="none" style:text-position="0% 100%" style:font-name="DejaVu Sans"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WenQuanYi Zen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40051848643336" text:id="ct140051848643336">
          <text:insertion>
            <office:change-info>
              <dc:creator>Michael Carden</dc:creator>
              <dc:date>2010-11-23T08:49:00</dc:date>
            </office:change-info>
          </text:insertion>
        </text:changed-region>
        <text:changed-region xml:id="ct140051848643528" text:id="ct140051848643528">
          <text:deletion>
            <office:change-info>
              <dc:creator>Michael Carden</dc:creator>
              <dc:date>2010-11-23T08:49:00</dc:date>
            </office:change-info>
            <text:p text:style-name="Standard">and</text:p>
          </text:deletion>
        </text:changed-region>
        <text:changed-region xml:id="ct140051848643720" text:id="ct140051848643720">
          <text:insertion>
            <office:change-info>
              <dc:creator>Michael Carden</dc:creator>
              <dc:date>2010-11-23T08:49:00</dc:date>
            </office:change-info>
          </text:insertion>
        </text:changed-region>
        <text:changed-region xml:id="ct140051848643912" text:id="ct140051848643912">
          <text:insertion>
            <office:change-info>
              <dc:creator>Michael Carden</dc:creator>
              <dc:date>2010-11-23T08:50:00</dc:date>
            </office:change-info>
          </text:insertion>
        </text:changed-region>
        <text:changed-region xml:id="ct140051848644104" text:id="ct140051848644104">
          <text:insertion>
            <office:change-info>
              <dc:creator>Michael Carden</dc:creator>
              <dc:date>2010-11-23T08:51:00</dc:date>
            </office:change-info>
          </text:insertion>
        </text:changed-region>
        <text:changed-region xml:id="ct140051848644296" text:id="ct140051848644296">
          <text:insertion>
            <office:change-info>
              <dc:creator>Michael Carden</dc:creator>
              <dc:date>2010-11-23T08:52:00</dc:date>
            </office:change-info>
          </text:insertion>
        </text:changed-region>
        <text:changed-region xml:id="ct140051848644488" text:id="ct140051848644488">
          <text:deletion>
            <office:change-info>
              <dc:creator>Michael Carden</dc:creator>
              <dc:date>2010-11-23T08:50:00</dc:date>
            </office:change-info>
            <text:p text:style-name="Standard">, a deliberate and necessary requirement.</text:p>
          </text:deletion>
        </text:changed-region>
        <text:changed-region xml:id="ct140051848646216" text:id="ct140051848646216">
          <text:insertion>
            <office:change-info>
              <dc:creator>Michael Carden</dc:creator>
              <dc:date>2010-11-23T08:53:00</dc:date>
            </office:change-info>
          </text:insertion>
        </text:changed-region>
        <text:changed-region xml:id="ct140051848587536" text:id="ct140051848587536">
          <text:insertion>
            <office:change-info>
              <dc:creator>Michael Carden</dc:creator>
              <dc:date>2010-11-23T08:54:00</dc:date>
            </office:change-info>
          </text:insertion>
        </text:changed-region>
        <text:changed-region xml:id="ct140051848588112" text:id="ct140051848588112">
          <text:deletion>
            <office:change-info>
              <dc:creator>Michael Carden</dc:creator>
              <dc:date>2010-11-23T08:55:00</dc:date>
            </office:change-info>
            <text:p text:style-name="Standard">various</text:p>
          </text:deletion>
        </text:changed-region>
        <text:changed-region xml:id="ct140051848588496" text:id="ct140051848588496">
          <text:insertion>
            <office:change-info>
              <dc:creator>Michael Carden</dc:creator>
              <dc:date>2010-11-23T08:55:00</dc:date>
            </office:change-info>
          </text:insertion>
        </text:changed-region>
        <text:changed-region xml:id="ct140051848645832" text:id="ct140051848645832">
          <text:insertion>
            <office:change-info>
              <dc:creator>Michael Carden</dc:creator>
              <dc:date>2010-11-23T08:54:00</dc:date>
            </office:change-info>
          </text:insertion>
        </text:changed-region>
        <text:changed-region xml:id="ct140051848587344" text:id="ct140051848587344">
          <text:insertion>
            <office:change-info>
              <dc:creator>Michael Carden</dc:creator>
              <dc:date>2010-11-23T08:57:00</dc:date>
            </office:change-info>
          </text:insertion>
        </text:changed-region>
        <text:changed-region xml:id="ct140051848588880" text:id="ct140051848588880">
          <text:insertion>
            <office:change-info>
              <dc:creator>Michael Carden</dc:creator>
              <dc:date>2010-11-23T08:58:00</dc:date>
            </office:change-info>
          </text:insertion>
        </text:changed-region>
        <text:changed-region xml:id="ct140051848523800" text:id="ct140051848523800">
          <text:deletion>
            <office:change-info>
              <dc:creator>Michael Carden</dc:creator>
              <dc:date>2010-11-23T08:58:00</dc:date>
            </office:change-info>
            <text:p text:style-name="Standard">d</text:p>
          </text:deletion>
        </text:changed-region>
        <text:changed-region xml:id="ct140051848587152" text:id="ct140051848587152">
          <text:deletion>
            <office:change-info>
              <dc:creator>Michael Carden</dc:creator>
              <dc:date>2010-11-23T08:58:00</dc:date>
            </office:change-info>
            <text:p text:style-name="Standard">often</text:p>
          </text:deletion>
        </text:changed-region>
        <text:changed-region xml:id="ct140051848587920" text:id="ct140051848587920">
          <text:deletion>
            <office:change-info>
              <dc:creator>Michael Carden</dc:creator>
              <dc:date>2010-11-23T08:58:00</dc:date>
            </office:change-info>
            <text:p text:style-name="Standard">requires access to</text:p>
          </text:deletion>
        </text:changed-region>
        <text:changed-region xml:id="ct140051848588688" text:id="ct140051848588688">
          <text:insertion>
            <office:change-info>
              <dc:creator>Michael Carden</dc:creator>
              <dc:date>2010-11-23T08:58:00</dc:date>
            </office:change-info>
          </text:insertion>
        </text:changed-region>
        <text:changed-region xml:id="ct140051848588304" text:id="ct140051848588304">
          <text:deletion>
            <office:change-info>
              <dc:creator>Michael Carden</dc:creator>
              <dc:date>2010-11-23T09:00:00</dc:date>
            </office:change-info>
            <text:p text:style-name="Standard">existing</text:p>
          </text:deletion>
        </text:changed-region>
        <text:changed-region xml:id="ct140051848523992" text:id="ct140051848523992">
          <text:insertion>
            <office:change-info>
              <dc:creator>Michael Carden</dc:creator>
              <dc:date>2010-11-23T09:00:00</dc:date>
            </office:change-info>
          </text:insertion>
        </text:changed-region>
        <text:changed-region xml:id="ct140051848587728" text:id="ct140051848587728">
          <text:deletion>
            <office:change-info>
              <dc:creator>Michael Carden</dc:creator>
              <dc:date>2010-11-23T09:00:00</dc:date>
            </office:change-info>
            <text:p text:style-name="Standard">absolutely essential to the work that ABS performs for the Archives, without which the section cannot function.</text:p>
          </text:deletion>
        </text:changed-region>
        <text:changed-region xml:id="ct140051848524184" text:id="ct140051848524184">
          <text:insertion>
            <office:change-info>
              <dc:creator>Michael Carden</dc:creator>
              <dc:date>2010-11-23T09:00:00</dc:date>
            </office:change-info>
          </text:insertion>
        </text:changed-region>
        <text:changed-region xml:id="ct140051848524952" text:id="ct140051848524952">
          <text:insertion>
            <office:change-info>
              <dc:creator>Michael Carden</dc:creator>
              <dc:date>2010-11-23T09:01:00</dc:date>
            </office:change-info>
          </text:insertion>
        </text:changed-region>
        <text:changed-region xml:id="ct140051848525528" text:id="ct140051848525528">
          <text:insertion>
            <office:change-info>
              <dc:creator>Michael Carden</dc:creator>
              <dc:date>2010-11-23T09:02:00</dc:date>
            </office:change-info>
          </text:insertion>
        </text:changed-region>
        <text:changed-region xml:id="ct140051848525912" text:id="ct140051848525912">
          <text:deletion>
            <office:change-info>
              <dc:creator>Michael Carden</dc:creator>
              <dc:date>2010-11-23T09:02:00</dc:date>
            </office:change-info>
            <text:p text:style-name="P1">rating</text:p>
          </text:deletion>
        </text:changed-region>
        <text:changed-region xml:id="ct140051848525144" text:id="ct140051848525144">
          <text:deletion>
            <office:change-info>
              <dc:creator>Michael Carden</dc:creator>
              <dc:date>2010-11-23T09:03:00</dc:date>
            </office:change-info>
            <text:p text:style-name="P1">here and around the world</text:p>
          </text:deletion>
        </text:changed-region>
        <text:changed-region xml:id="ct140051848526296" text:id="ct140051848526296">
          <text:insertion>
            <office:change-info>
              <dc:creator>Michael Carden</dc:creator>
              <dc:date>2010-11-23T09:03:00</dc:date>
            </office:change-info>
          </text:insertion>
        </text:changed-region>
        <text:changed-region xml:id="ct140051848526104" text:id="ct140051848526104">
          <text:deletion>
            <office:change-info>
              <dc:creator>Michael Carden</dc:creator>
              <dc:date>2010-11-23T09:04:00</dc:date>
            </office:change-info>
            <text:p text:style-name="P1">Building</text:p>
          </text:deletion>
        </text:changed-region>
        <text:changed-region xml:id="ct140051848526488" text:id="ct140051848526488">
          <text:insertion>
            <office:change-info>
              <dc:creator>Michael Carden</dc:creator>
              <dc:date>2010-11-23T09:04:00</dc:date>
            </office:change-info>
          </text:insertion>
        </text:changed-region>
        <text:changed-region xml:id="ct140051848526872" text:id="ct140051848526872">
          <text:deletion>
            <office:change-info>
              <dc:creator>Michael Carden</dc:creator>
              <dc:date>2010-11-23T09:04:00</dc:date>
            </office:change-info>
            <text:p text:style-name="P1">SIMMs</text:p>
          </text:deletion>
        </text:changed-region>
        <text:changed-region xml:id="ct140051848524376" text:id="ct140051848524376">
          <text:insertion>
            <office:change-info>
              <dc:creator>Michael Carden</dc:creator>
              <dc:date>2010-11-23T09:04:00</dc:date>
            </office:change-info>
          </text:insertion>
        </text:changed-region>
        <text:changed-region xml:id="ct140051848524568" text:id="ct140051848524568">
          <text:insertion>
            <office:change-info>
              <dc:creator>Michael Carden</dc:creator>
              <dc:date>2010-11-23T09:05:00</dc:date>
            </office:change-info>
          </text:insertion>
        </text:changed-region>
        <text:changed-region xml:id="ct140051848525720" text:id="ct140051848525720">
          <text:deletion>
            <office:change-info>
              <dc:creator>Michael Carden</dc:creator>
              <dc:date>2010-11-23T09:04:00</dc:date>
            </office:change-info>
            <text:p text:style-name="P1">better staff in ABS are able to do their</text:p>
          </text:deletion>
        </text:changed-region>
        <text:changed-region xml:id="ct140051848527064" text:id="ct140051848527064">
          <text:insertion>
            <office:change-info>
              <dc:creator>Michael Carden</dc:creator>
              <dc:date>2010-11-23T09:05:00</dc:date>
            </office:change-info>
          </text:insertion>
        </text:changed-region>
        <text:changed-region xml:id="ct140051848524760" text:id="ct140051848524760">
          <text:insertion>
            <office:change-info>
              <dc:creator>Michael Carden</dc:creator>
              <dc:date>2010-11-23T09:07:00</dc:date>
            </office:change-info>
          </text:insertion>
        </text:changed-region>
        <text:changed-region xml:id="ct140051848525336" text:id="ct140051848525336">
          <text:insertion>
            <office:change-info>
              <dc:creator>Michael Carden</dc:creator>
              <dc:date>2010-11-23T09:07:00</dc:date>
            </office:change-info>
          </text:insertion>
        </text:changed-region>
        <text:changed-region xml:id="ct140051848565128" text:id="ct140051848565128">
          <text:insertion>
            <office:change-info>
              <dc:creator>Michael Carden</dc:creator>
              <dc:date>2010-11-23T09:08:00</dc:date>
            </office:change-info>
          </text:insertion>
        </text:changed-region>
        <text:changed-region xml:id="ct140051848527640" text:id="ct140051848527640">
          <text:deletion>
            <office:change-info>
              <dc:creator>Michael Carden</dc:creator>
              <dc:date>2010-11-23T09:08:00</dc:date>
            </office:change-info>
            <text:p text:style-name="P1">build the software</text:p>
          </text:deletion>
        </text:changed-region>
        <text:changed-region xml:id="ct140051848526680" text:id="ct140051848526680">
          <text:insertion>
            <office:change-info>
              <dc:creator>Michael Carden</dc:creator>
              <dc:date>2010-11-23T09: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roduction</text:p>
      <text:p text:style-name="Standard">The Archival Business Systems (ABS) section of the Operations &amp; Preservation branch is responsible for developing and maintaining the National Archives' Digital Archive. Identified in key Corporate Priority 2<text:note text:id="ftn1" text:note-class="footnote"><text:note-citation>1</text:note-citation><text:note-body><text:p text:style-name="Footnote">http://infonet/organisation/corporate-plan.asp#6</text:p></text:note-body></text:note>, this is recognised as a requirement for fulfilling obligations under the Archives Act.</text:p>
      <text:p text:style-name="Standard"/>
      <text:p text:style-name="Standard">ABS manages the Digital Archive, which is comprised of several computer and storage networks, running the Digital Preservation Software Platform (DPSP). DPSP is developed by ABS<text:change-start text:change-id="ct140051848643336"/>,<text:change-end text:change-id="ct140051848643336"/> <text:change text:change-id="ct140051848643528"/><text:change-start text:change-id="ct140051848643720"/>is<text:change-end text:change-id="ct140051848643720"/> licensed under the GNU General Public License<text:note text:id="ftn2" text:note-class="footnote"><text:note-citation>2</text:note-citation><text:note-body><text:p text:style-name="Footnote">http://www.gnu.org/licenses/gpl.html</text:p></text:note-body></text:note> (GPL) and released as Free and Open Source Software (FOSS)<text:change-start text:change-id="ct140051848643912"/>. <text:change-end text:change-id="ct140051848643912"/><text:change-start text:change-id="ct140051848644104"/>Our choice of an open source development methodology has enabled our small team to create large and sophisticated software products by building on existing open s<text:change-end text:change-id="ct140051848644104"/><text:change-start text:change-id="ct140051848644296"/>ource code. In addition it has enabled collaboration with other institutions and opened the door to external contributions.<text:change-end text:change-id="ct140051848644296"/><text:change text:change-id="ct140051848644488"/></text:p>
      <text:p text:style-name="Standard"/>
      <text:p text:style-name="Standard">At present, the DPSP includes the following <text:change-start text:change-id="ct140051848646216"/><office:annotation><dc:creator>Michael Carden</dc:creator><dc:date>2010-11-23T08:53:09</dc:date><text:p text:style-name="P8"><text:span text:style-name="T2">I don’t know that repeating FOSS will do anything positive.</text:span></text:p></office:annotation><text:change-end text:change-id="ct140051848646216"/>FOSS products:</text:p>
      <text:list xml:id="list201469961" text:style-name="L1">
        <text:list-item>
          <text:p text:style-name="P5">Xena</text:p>
        </text:list-item>
        <text:list-item>
          <text:p text:style-name="P5">Digital Preservation Recorder</text:p>
        </text:list-item>
        <text:list-item>
          <text:p text:style-name="P5">Manifest Maker</text:p>
        </text:list-item>
        <text:list-item>
          <text:p text:style-name="P5">Checksum Checker</text:p>
        </text:list-item>
      </text:list>
      <text:p text:style-name="Standard"/>
      <text:p text:style-name="Standard">The ABS development team consists of six full time staff members, including:</text:p>
      <text:list xml:id="list1901828372" text:style-name="L2">
        <text:list-item>
          <text:p text:style-name="P6">Technical Manager</text:p>
        </text:list-item>
        <text:list-item>
          <text:p text:style-name="P6">Systems Administrator</text:p>
        </text:list-item>
        <text:list-item>
          <text:p text:style-name="P6">Software Product Manager</text:p>
        </text:list-item>
        <text:list-item>
          <text:p text:style-name="P6">Technical writer and tester</text:p>
        </text:list-item>
        <text:list-item>
          <text:p text:style-name="P6">2 x Java developer</text:p>
        </text:list-item>
      </text:list>
      <text:p text:style-name="Standard"/>
      <text:p text:style-name="Standard">In order to best <text:change-start text:change-id="ct140051848587536"/><office:annotation><dc:creator>Michael Carden</dc:creator><dc:date>2010-11-23T08:54:17</dc:date><text:p text:style-name="P8"><text:span text:style-name="T2">May need to clarify where this quote comes from.</text:span></text:p></office:annotation><text:change-end text:change-id="ct140051848587536"/>“secure government investment in the solutions to manage, preserve and provide access to digital information,” ABS implements <text:change text:change-id="ct140051848588112"/><text:change-start text:change-id="ct140051848588496"/>several important<text:change-end text:change-id="ct140051848588496"/> computing principles. These include using open technologies and avoiding proprietary systems, both of which help mitigate against the loss of records. By using open systems, ABS is able to best control <text:change-start text:change-id="ct140051848645832"/>the storage <text:change-end text:change-id="ct140051848645832"/>environment and help ensure the long term access to digital records.</text:p>
      <text:p text:style-name="Standard"/>
      <text:p text:style-name="P3">Development</text:p>
      <text:p text:style-name="Standard">DPSP has been specifically designed to be cross platform, and as such Java was chosen as the programming platform<text:note text:id="ftn3" text:note-class="footnote"><text:note-citation>3</text:note-citation><text:note-body><text:p text:style-name="Footnote">ManifestMaker is the exception being written in Python, although this is also cross platform</text:p></text:note-body></text:note>. The team builds on top of OpenJDK<text:note text:id="ftn4" text:note-class="footnote"><text:note-citation>4</text:note-citation><text:note-body><text:p text:style-name="Footnote">http://openjdk.java.net/</text:p></text:note-body></text:note> (<text:change-start text:change-id="ct140051848587344"/><office:annotation><dc:creator>Michael Carden</dc:creator><dc:date>2010-11-23T08:57:42</dc:date><text:p text:style-name="P8"><text:span text:style-name="T2">IMHO, no need to mention this</text:span></text:p></office:annotation><text:change-end text:change-id="ct140051848587344"/>Oracle's FOSS Java stack) and uses Eclipse<text:note text:id="ftn5" text:note-class="footnote"><text:note-citation>5</text:note-citation><text:note-body><text:p text:style-name="Footnote">http://eclipse.org/</text:p></text:note-body></text:note> as its primary development tool. Being a FOSS project and following a open source development model, DPSP itself relies heavily upon over one hundred third party FOSS libraries for various bits of functionality. Similarly, DPSP also utilise<text:change-start text:change-id="ct140051848588880"/>s<text:change-end text:change-id="ct140051848588880"/><text:change text:change-id="ct140051848523800"/> several complete FOSS applications, such as OpenOffice.org, ClamAV, and ImageMagick. All team members are <text:change text:change-id="ct140051848587152"/><text:s/>required to install, evaluate and implement new libraries and software as a part of their work.</text:p>
      <text:p text:style-name="Standard"/>
      <text:p text:style-name="Standard">The tools ABS uses to develop DPSP are all free and open source and due to the nature of developing FOSS applications, the primary development platform is Linux. However, ABS is also responsible for releasing versions of this software for various flavours of Windows, OS X, Solaris and BSD variants. As such, the section <text:change text:change-id="ct140051848587920"/><text:change-start text:change-id="ct140051848588688"/>makes use of<text:change-end text:change-id="ct140051848588688"/> a wide range of computer systems, which include Apple computers, and also makes heavy use of virtual machine technology.</text:p>
      <text:p text:style-name="Standard"><text:soft-page-break/></text:p>
      <text:p text:style-name="Standard">The development of DPSP is managed via an external service on SourceForge.net<text:note text:id="ftn6" text:note-class="footnote"><text:note-citation>6</text:note-citation><text:note-body><text:p text:style-name="Footnote">http://sourceforge.net/about</text:p></text:note-body></text:note> (SF), a free system for FOSS projects. SF not only hosts the packaged releases of DPSP components, but also (most importantly) the source code for the project which is managed via the Git source code version control system<text:note text:id="ftn7" text:note-class="footnote"><text:note-citation>7</text:note-citation><text:note-body><text:p text:style-name="Footnote">http://git-scm.com/</text:p></text:note-body></text:note>. SF also acts as a support hub with a bug and feature request tracker, wiki, and websites. Access to these services, along with the <text:change text:change-id="ct140051848588304"/><text:s/>Linux-based development environment<text:change-start text:change-id="ct140051848523992"/>,<text:change-end text:change-id="ct140051848523992"/> is <text:change text:change-id="ct140051848587728"/><text:change-start text:change-id="ct140051848524184"/>critical for the continuing operation of the digital archive.<text:change-end text:change-id="ct140051848524184"/></text:p>
      <text:p text:style-name="Standard"/>
      <text:p text:style-name="P3">Computer systems</text:p>
      <text:p text:style-name="P1"><text:change-start text:change-id="ct140051848524952"/><office:annotation><dc:creator>Michael Carden</dc:creator><dc:date>2010-11-23T09:01:02</dc:date><text:p text:style-name="P8"><text:span text:style-name="T2">This para seems redundant.</text:span></text:p><text:p text:style-name="P8"><text:span text:style-name="T2"/></text:p><text:p text:style-name="P8"><text:span text:style-name="T2">Need a para somewhere about how ABS totally looks after their own systems and doesn’t burden ICT or help desk with any management issues.</text:span></text:p></office:annotation><text:change-end text:change-id="ct140051848524952"/>In order to successfully develop, manage and maintain the Digital Archive, ABS makes use of several computer systems. These include laptops, workstations and servers, all of which will require replacement every few years.</text:p>
      <text:p text:style-name="P1"/>
      <text:p text:style-name="Standard"><text:span text:style-name="T1">As recognised in the ICT program of work document (R838792010), these ABS computers are essential to the work of the section, without which the staff would be unable to meet their work obligations:<text:line-break/><text:line-break/>"The digital preservation section uses laptop computers to facilitate the development and testing of in-house software, to administer isolated computer networks as part of the digital archive and to deliver seminar and conference presentations. </text:span>The warranty on the units currently in use has expired and these machines are due for replacement.<text:span text:style-name="T1">"</text:span><text:span text:style-name="T1"><text:note text:id="ftn8" text:note-class="footnote"><text:note-citation>8</text:note-citation><text:note-body><text:p text:style-name="P4">R838792010</text:p></text:note-body></text:note></text:span><text:span text:style-name="T1"><text:line-break/></text:span></text:p>
      <text:p text:style-name="P1">Laptops currently utilised by ABS include:</text:p>
      <text:p text:style-name="P1">Asus netbook x 2</text:p>
      <text:p text:style-name="P1">Apple Macbook Pro x 2</text:p>
      <text:p text:style-name="P1">Dell Precision M70 x 3</text:p>
      <text:p text:style-name="P1"/>
      <text:p text:style-name="P1">Although all of these laptops are out of warranty, only the MacBook Pros and Dell M70s are scheduled for replacement in 2010-2011 financial year.</text:p>
      <text:p text:style-name="P1"/>
      <text:p text:style-name="P1">The MacBook Pros are primarily used by the two software developers for the development of DPSP on OS X, and for work off-site which is required from time to time. The Dell Precision laptops are used by the tester and system administrator, while the netbooks are primarily used by those speaking about and demonstrating DPSP at meetings and conferences both here and overseas.</text:p>
      <text:p text:style-name="P1"/>
      <text:p text:style-name="P1">As mentioned above, these laptops are used for a variety of reasons within ABS, and run specific software to meet these needs. They are used not only for development work, but also for administ<text:change-start text:change-id="ct140051848525528"/>ering<text:change-end text:change-id="ct140051848525528"/><text:change text:change-id="ct140051848525912"/> the Digital Archive, giving demonstrations of DPSP, training, and presenting at conferences both <text:change text:change-id="ct140051848525144"/><text:change-start text:change-id="ct140051848526296"/>in Australia and overseas<text:change-end text:change-id="ct140051848526296"/>. These laptops are used to support our development as discussed above, and run Linux and the full DPSP development platform. As such, ABS requires full control over not only the operating system, but the software they run and the manner in which they are used.</text:p>
      <text:p text:style-name="P1"/>
      <text:p text:style-name="P1">In addition to the laptops, ABS staff each have an additional workstation on their desktop. These will also need to be replaced in time, and are also mentioned in the ICT <text:s/>program of work document:</text:p>
      <text:p text:style-name="P1"><text:line-break/>"In addition to their NAA desktop PCs, each member of the Digital Preservation development team <text:soft-page-break/>makes use of a high end PC workstation for software and systems development and testing. These machines are essential to the development and testing of digital preservation software and their manufacturer's warranty will have expired in 2012. They will need to be replaced."<text:note text:id="ftn9" text:note-class="footnote"><text:note-citation>9</text:note-citation><text:note-body><text:p text:style-name="P4">R838792010</text:p></text:note-body></text:note><text:line-break/></text:p>
      <text:p text:style-name="P1">These computers run the software required to facilitate the ongoing work of the section, including Linux, development tools, DPSP and other required software. As these systems are maintained by ABS, each staff member has full administrator privileges and is required to install various pieces of free and open source software, as mentioned above.</text:p>
      <text:p text:style-name="P1"/>
      <text:p text:style-name="P1">These machines are generally the highest specification available at the time of purchase, as they are used for processor, memory, and disk I/O intensive purposes. <text:change text:change-id="ct140051848526104"/><text:change-start text:change-id="ct140051848526488"/>Writing, compiling<text:change-end text:change-id="ct140051848526488"/>, running and testing DPSP software can be resource intensive as they need to replicate an entire digital archive on a single machine. This not only means running the operating system, but also the development environment, multiple virtual machines, databases, DPSP itself, and performing preservation on a wide range of files. Testing can include processing tens of thousands of digital objects, and multiple GB sized objects. Generally speaking, the more CPU cores and memory <text:change text:change-id="ct140051848526872"/><text:s/>these workstations have, the <text:change-start text:change-id="ct140051848524376"/>more efficient<text:change-end text:change-id="ct140051848524376"/><text:change-start text:change-id="ct140051848524568"/> the development process becomes<text:change-end text:change-id="ct140051848524568"/><text:change text:change-id="ct140051848525720"/>. <text:change-start text:change-id="ct140051848527064"/><office:annotation><dc:creator>Michael Carden</dc:creator><dc:date>2010-11-23T09:05:45</dc:date><text:p text:style-name="P8"><text:span text:style-name="T2">I’d leave out mention of dual screens unless you want to dig up solid research references for productivity gains like we did when we bought the Cinema displays for the repository.</text:span></text:p></office:annotation><text:change-end text:change-id="ct140051848527064"/>Similarly, all of these machines make use of large dual screens as we have so many different programs running at the one time.</text:p>
      <text:p text:style-name="P1"/>
      <text:p text:style-name="P1">As Digital Preservation develops software applications for multiple platforms, high computing performance is an essential requirement. <text:change-start text:change-id="ct140051848524760"/><office:annotation><dc:creator>Michael Carden</dc:creator><dc:date>2010-11-23T09:07:11</dc:date><text:p text:style-name="P8"><text:span text:style-name="T2">I’d leave this sentence out</text:span></text:p></office:annotation><text:change-end text:change-id="ct140051848524760"/>Furthermore, the requirement for high end workstations does not fall to just a few members of ABS. Each <text:change-start text:change-id="ct140051848525336"/>ABS <text:change-end text:change-id="ct140051848525336"/>staff member is required to perform overlapping functions as a part of this section. For example, everyone is required to have access to the source code, to <text:change-start text:change-id="ct140051848565128"/>compile and test the applications<text:change-end text:change-id="ct140051848565128"/><text:change text:change-id="ct140051848527640"/> and should have in-depth knowledge of the Digital Archive.</text:p>
      <text:p text:style-name="P1"/>
      <text:p text:style-name="P1"><text:change-start text:change-id="ct140051848526680"/><office:annotation><dc:creator>Michael Carden</dc:creator><dc:date>2010-11-23T09:08:47</dc:date><text:p text:style-name="P8"><text:span text:style-name="T2">This sentence is redundant I think.</text:span></text:p></office:annotation><text:change-end text:change-id="ct140051848526680"/>Each role within ABS has a strong requirement to have a top-end workstation as a part of their daily work, running our development environment and all required software.</text:p>
      <text:p text:style-name="P1"/>
      <text:p text:style-name="P3">Conclusion</text:p>
      <text:p text:style-name="P1">In order to meet Strategic Priority 2, ABS has a requirement for several independent computer systems under their control. These systems are required to run specific, custom software to enable the section to successfully carry out their duties of preserving digital records for the Commonweal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23T09:30:23</meta:creation-date>
    <meta:editing-duration>P0D</meta:editing-duration>
    <meta:editing-cycles>1</meta:editing-cycles>
    <meta:generator>OpenOffice.org/3.3$Unix OpenOffice.org_project/330m13$Build-9539</meta:generator>
    <meta:document-statistic meta:table-count="0" meta:image-count="0" meta:object-count="0" meta:page-count="3" meta:paragraph-count="60" meta:word-count="1352" meta:character-count="8600"/>
  </office:meta>
</office:document-meta>
</file>